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// The class to as the Player.</text:p>
      <text:p text:style-name="Standard">DPlaya </text:p>
      <text:p text:style-name="Standard">{</text:p>
      <text:p text:style-name="Standard"/>
      <text:p text:style-name="Standard">Default player constructor: x_ = 0, y_ = 0 , image = default image {}</text:p>
      <text:p text:style-name="Standard">Player Constructor( x, y, pic): x_ = x , y_ = y , image_ = pic{}</text:p>
      <text:p text:style-name="Standard">Player Copy Constructor( oldPlayer): newPlayer = oldPlayer{}</text:p>
      <text:p text:style-name="Standard"><text:tab/></text:p>
      <text:p text:style-name="Standard">paint(Player , newxCoordinate, newyCoordinate)</text:p>
      <text:p text:style-name="Standard">{</text:p>
      <text:p text:style-name="Standard">// set new Player position</text:p>
      <text:p text:style-name="Standard">setPlayer xCoordinate to newxCoordinate</text:p>
      <text:p text:style-name="Standard">setPlayer yCoordinate to newyCoordinate</text:p>
      <text:p text:style-name="Standard"/>
      <text:p text:style-name="Standard">//call display function</text:p>
      <text:p text:style-name="Standard">updarePlayer()</text:p>
      <text:p text:style-name="Standard"><text:tab/></text:p>
      <text:p text:style-name="Standard">}</text:p>
      <text:p text:style-name="Standard"/>
      <text:p text:style-name="Standard">UpdatePlayer(screen)</text:p>
      <text:p text:style-name="Standard">{</text:p>
      <text:p text:style-name="Standard">//get new position</text:p>
      <text:p text:style-name="Standard">position.x = getXpos();</text:p>
      <text:p text:style-name="Standard">position.Y = getYpos();</text:p>
      <text:p text:style-name="Standard"/>
      <text:p text:style-name="Standard">//show on screen</text:p>
      <text:p text:style-name="Standard">paint_player_on_screen_at_position()<text:tab/></text:p>
      <text:p text:style-name="Standard">}</text:p>
      <text:p text:style-name="Standard"><text:tab/></text:p>
      <text:p text:style-name="Standard">//getters </text:p>
      <text:p text:style-name="Standard">getX()</text:p>
      <text:p text:style-name="Standard">{</text:p>
      <text:p text:style-name="Standard"><text:tab/>return x_</text:p>
      <text:p text:style-name="Standard">}</text:p>
      <text:p text:style-name="Standard"><text:s/></text:p>
      <text:p text:style-name="Standard">getY()</text:p>
      <text:p text:style-name="Standard">{</text:p>
      <text:p text:style-name="Standard"><text:tab/>return y_</text:p>
      <text:p text:style-name="Standard">}</text:p>
      <text:p text:style-name="Standard">getImage() </text:p>
      <text:p text:style-name="Standard">{</text:p>
      <text:p text:style-name="Standard"><text:tab/>return image pointer</text:p>
      <text:p text:style-name="Standard">}</text:p>
      <text:p text:style-name="Standard"><text:tab/></text:p>
      <text:p text:style-name="Standard"/>
      <text:p text:style-name="Standard"/>
      <text:p text:style-name="Standard"/>
      <text:p text:style-name="Standard"><text:soft-page-break/>//setters</text:p>
      <text:p text:style-name="Standard">setX(x)</text:p>
      <text:p text:style-name="Standard">{</text:p>
      <text:p text:style-name="Standard">x_ = x</text:p>
      <text:p text:style-name="Standard">}</text:p>
      <text:p text:style-name="Standard"/>
      <text:p text:style-name="Standard">setY(y)</text:p>
      <text:p text:style-name="Standard">{</text:p>
      <text:p text:style-name="Standard">y_ = y</text:p>
      <text:p text:style-name="Standard">}</text:p>
      <text:p text:style-name="Standard"/>
      <text:p text:style-name="Standard">setImage( pic)</text:p>
      <text:p text:style-name="Standard">{</text:p>
      <text:p text:style-name="Standard">image_ = pic</text:p>
      <text:p text:style-name="Standard">}</text:p>
      <text:p text:style-name="Standard"/>
      <text:p text:style-name="Standard">}</text:p>
      <text:p text:style-name="Standard"/>
      <text:p text:style-name="Standard">//for general use with STL player container (interface to the server)</text:p>
      <text:p text:style-name="Standard">DrawPlayers(STL Container,screen)</text:p>
      <text:p text:style-name="Standard">{</text:p>
      <text:p text:style-name="Standard"><text:tab/>for each player in Container do:</text:p>
      <text:p text:style-name="Standard"><text:tab/> <text:s text:c="3"/>player.UpdatePosition(screen);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oot</meta:initial-creator>
    <meta:creation-date>2009-02-16T13:44:59</meta:creation-date>
    <dc:date>2009-02-16T14:01:25</dc:date>
    <dc:creator>root</dc:creator>
    <meta:editing-duration>PT00H16M26S</meta:editing-duration>
    <meta:editing-cycles>5</meta:editing-cycles>
    <meta:generator>OpenOffice.org/3.0$Unix OpenOffice.org_project/300m15$Build-9379</meta:generator>
    <meta:document-statistic meta:table-count="0" meta:image-count="0" meta:object-count="0" meta:page-count="2" meta:paragraph-count="60" meta:word-count="152" meta:character-count="928"/>
  </office:meta>
</office:document-meta>
</file>